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33675d41730114bc5cda3359fb8a96c48a8f7f9f" xlink:type="simple">sms-gateway-1.0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7_6b7f922b3aeb46d5b23a108430042f371616e768" xlink:type="simple">itextpdf-5.5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_6fd24da6803ab7c3a08bc519a62219a9bebeb0df" xlink:type="simple">quartz-2.2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4_b6ac941b7288376a7e8bc6490264bbd4427fb94e" xlink:type="simple">mysql-connector-java-5.1.35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5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74aca283cd4f4b4f3e425f5820cda58f44409547" xlink:type="simple">jstl-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21_ed727a8d9f247e2050281cb083f1c77b09dcb5cd" xlink:type="simple">guava-15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6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51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58_11b29ccb286d34eb804b7f6a3786809c9bd2e1b7" xlink:type="simple">c3p0-0.9.2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63_8be19a6a1fa08e934a497929f360111a4d2e5115" xlink:type="simple">poi-3.12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66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9_c621b54583719ac0310404463d6d99db27e1052c" xlink:type="simple">commons-fileupload-1.3.1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5:57:58.049741812</meta:creation-date>
    <dc:date>2020-03-20T15:59:23.095694893</dc:date>
    <meta:editing-duration>PT1M26S</meta:editing-duration>
    <meta:editing-cycles>1</meta:editing-cycles>
    <meta:document-statistic meta:table-count="1" meta:cell-count="68" meta:object-count="0"/>
    <meta:generator>LibreOffice/6.0.7.3$Linux_X86_64 LibreOffice_project/00m0$Build-3</meta:generator>
  </office:meta>
</office:document-meta>
</file>